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d53" officeooo:paragraph-rsid="00181d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  <text:p text:style-name="P1"/>
      <text:p text:style-name="P1">/* global getAssetRegistry getFactory emit */</text:p>
      <text:p text:style-name="P1"/>
      <text:p text:style-name="P1">/**</text:p>
      <text:p text:style-name="P1"><text:s/>* Sample transaction processor function.</text:p>
      <text:p text:style-name="P1"><text:s/>* @param {org.example.basic.RegisterApplicantInfo} registerApplicantInfo The sample transaction instance.</text:p>
      <text:p text:style-name="P1"><text:s/>* @transaction</text:p>
      <text:p text:style-name="P1"><text:s/>*/</text:p>
      <text:p text:style-name="P1">async function RegisterApplicantInfo(registerApplicantInfo) { <text:s/>// eslint-disable-line no-unused-vars</text:p>
      <text:p text:style-name="P1"/>
      <text:p text:style-name="P1"><text:s text:c="3"/>console.log(registerApplicantInfo);</text:p>
      <text:p text:style-name="P1"><text:s/>var factory = getFactory();</text:p>
      <text:p text:style-name="P1">var newRegisterApplicantInfo = factory.newResource('org.example.basic','ApplicantInfo',registerApplicantInfo.applicantInfo.ssn);</text:p>
      <text:p text:style-name="P1">newRegisterApplicantInfo = <text:s/>registerApplicantInfo.applicantInfo;</text:p>
      <text:p text:style-name="P1"><text:s text:c="2"/>return getAssetRegistry('org.example.basic.ApplicantInfo')</text:p>
      <text:p text:style-name="P1"><text:s/>.then(function(registry) {</text:p>
      <text:p text:style-name="P1"><text:s text:c="3"/>registry.add(newRegisterApplicantInfo)</text:p>
      <text:p text:style-name="P1"><text:s text:c="2"/>});</text:p>
      <text:p text:style-name="P1">}</text:p>
      <text:p text:style-name="P1"/>
      <text:p text:style-name="P1">/**</text:p>
      <text:p text:style-name="P1">* </text:p>
      <text:p text:style-name="P1"><text:s/>* @param {org.example.basic.RegisterStudentInfo} registerStudentInfo </text:p>
      <text:p text:style-name="P1"><text:s/>* @transaction</text:p>
      <text:p text:style-name="P1">*/</text:p>
      <text:p text:style-name="P1"><text:s/></text:p>
      <text:p text:style-name="P1"><text:s/>function RegisterStudentInfo(registerStudentInfo) {</text:p>
      <text:p text:style-name="P1"/>
      <text:p text:style-name="P1"><text:s text:c="3"/>//udpate the asset after nursery response</text:p>
      <text:p text:style-name="P1"><text:s text:c="3"/>if (registerStudentInfo.studentInfoStatus = 'Approved') {</text:p>
      <text:p text:style-name="P1"><text:s text:c="5"/>console.log( "Approeved Cond." + registerStudentInfo);</text:p>
      <text:p text:style-name="P1"><text:s text:c="7"/>registerStudentInfo.applicantInfo.universityApproved = true;</text:p>
      <text:p text:style-name="P1"><text:s text:c="5"/>registerStudentInfo.applicantInfo.studentInfo.HighestEducation = <text:s/><text:tab/><text:tab/> <text:s/><text:tab/> <text:s text:c="12"/><text:tab/><text:tab/><text:tab/><text:tab/><text:tab/><text:tab/>registerStudentInfo.studentInfo.HighestEducation ; <text:s text:c="13"/><text:tab/><text:tab/><text:tab/> <text:s text:c="5"/><text:tab/> <text:s text:c="5"/><text:tab/><text:tab/> registerStudentInfo.applicantInfo.studentInfo.CourseToPursue <text:s text:c="2"/>= <text:tab/><text:tab/><text:tab/><text:tab/><text:tab/> <text:s text:c="30"/><text:tab/><text:tab/><text:tab/> <text:s/>registerStudentInfo.studentInfo.CourseToPursue ;</text:p>
      <text:p text:style-name="P1"><text:soft-page-break/><text:s text:c="2"/><text:tab/> registerStudentInfo.applicantInfo.studentInfo.Specialization <text:s text:c="2"/>= <text:s text:c="9"/><text:tab/><text:tab/><text:tab/><text:tab/><text:tab/><text:tab/><text:tab/><text:tab/><text:tab/> <text:s/>registerStudentInfo.studentInfo.Specialization ;</text:p>
      <text:p text:style-name="P1"><text:s text:c="5"/></text:p>
      <text:p text:style-name="P1"><text:s text:c="3"/>} else { </text:p>
      <text:p text:style-name="P1"><text:s text:c="8"/>console.log("Denied Cond." +registerStudentInfo);</text:p>
      <text:p text:style-name="P1"><text:s text:c="5"/>registerStudentInfo.applicantInfo.universityApproved = false</text:p>
      <text:p text:style-name="P1"><text:s text:c="3"/>}</text:p>
      <text:p text:style-name="P1"><text:s text:c="5"/></text:p>
      <text:p text:style-name="P1"><text:s text:c="3"/>//get asset registry for land records, and update on the ledger</text:p>
      <text:p text:style-name="P1"><text:s text:c="3"/>return getAssetRegistry('org.example.basic.ApplicantInfo')</text:p>
      <text:p text:style-name="P1"><text:s text:c="5"/>.then(function (assetRegistry) {</text:p>
      <text:p text:style-name="P1"><text:s text:c="5"/>return assetRegistry.update(registerStudentInfo.applicantInfo);</text:p>
      <text:p text:style-name="P1"><text:s text:c="3"/>}) <text:s text:c="15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3:35:09.860213866</meta:creation-date>
    <dc:date>2019-04-21T14:12:02.987521123</dc:date>
    <meta:editing-duration>PT26M53S</meta:editing-duration>
    <meta:editing-cycles>1</meta:editing-cycles>
    <meta:document-statistic meta:table-count="0" meta:image-count="0" meta:object-count="0" meta:page-count="2" meta:paragraph-count="54" meta:word-count="213" meta:character-count="2496" meta:non-whitespace-character-count="2084"/>
    <meta:generator>LibreOffice/5.1.6.2$Linux_X86_64 LibreOffice_project/10m0$Build-2</meta:generator>
  </office:meta>
</office:document-meta>
</file>